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1" office:value-type="string" calcext:value-type="string">
            <text:p>ENBX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0" office:value-type="string" calcext:value-type="string">
            <text:p>ENBG</text:p>
          </table:table-cell>
          <table:table-cell table:style-name="ce12" office:value-type="string" calcext:value-type="string">
            <text:p><text:a xlink:href="https://en.wikipedia.org/wiki/Bergen" xlink:type="simple">Bergen</text:a></text:p>
          </table:table-cell>
          <table:table-cell table:style-name="ce12" office:value-type="string" calcext:value-type="string">
            <text:p><text:a xlink:href="https://en.wikipedia.org/wiki/Hordaland" xlink:type="simple">Hordaland</text:a></text:p>
          </table:table-cell>
          <table:table-cell table:style-name="ce20" office:value-type="string" calcext:value-type="string">
            <text:p>Medical</text:p>
          </table:table-cell>
          <table:table-cell table:style-name="ce12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1" office:value-type="string" calcext:value-type="string">
            <text:p>ENKH</text:p>
          </table:table-cell>
          <table:table-cell table:style-name="ce9" office:value-type="string" calcext:value-type="string">
            <text:p><text:a xlink:href="https://en.wikipedia.org/wiki/Kristiansand" xlink:type="simple">Kristiansand</text:a></text:p>
          </table:table-cell>
          <table:table-cell table:style-name="ce9" office:value-type="string" calcext:value-type="string">
            <text:p><text:a xlink:href="https://en.wikipedia.org/wiki/Vest-Agder" xlink:type="simple">Ve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Nordlandssykehuset Bodø</text:p>
          </table:table-cell>
          <table:table-cell table:style-name="ce21"/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1" office:value-type="string" calcext:value-type="string">
            <text:p>ENR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Rikshospital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Oslo helikopterplass, Taraldrud</text:p>
          </table:table-cell>
          <table:table-cell table:style-name="ce21" office:value-type="string" calcext:value-type="string">
            <text:p>ENTX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1" office:value-type="string" calcext:value-type="string">
            <text:p>ENU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Ullevål</text:p>
          </table:table-cell>
          <table:table-cell table:style-name="ce14"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span text:style-name="T1">†</text:span><text:span text:style-name="T1"><text:a xlink:href="https://en.wikipedia.org/wiki/Røst_Airport" xlink:type="simple">Røst Heliport</text:a></text:span><text:span text:style-name="T1"><text:a xlink:href="https://en.wikipedia.org/wiki/Røst_Airport" xlink:type="simple">Røst Heliport</text:a></text:span>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00-00-00</text:date>, <text:time style:data-style-name="N2" text:time-value="22:28:17.256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7T22:52:45.847000000</dc:date>
    <meta:editing-duration>PT4H2M47S</meta:editing-duration>
    <meta:editing-cycles>58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